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25-01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23-01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21-12-3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20-12-3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20-01-16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9-01-16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8-01-1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7-01-05 17:1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6-01-05 21:0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5-01-05 23:1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4-01-13 21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3-01-03 20:4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1-01-14 20:5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10-01-11 15:4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9-01-22 14:55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8-01-18 17:0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7-01-03 20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6-01-12 00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5-01-10 16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4-01-07 06:2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3-01-06 20:1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2-01-07 22:2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1-01-02 23:2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200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9-01-13 20:15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8-01-15 17:3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3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480981335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